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Ult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51">
            <text:p>35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97.373783770433">
            <text:p>$397,37</text:p>
          </table:table-cell>
          <table:table-cell table:style-name="ce5" table:formula="of:=[.F2]-[.B3]/[.B4]" office:value-type="currency" office:currency="USD" office:value="397.373783770433">
            <text:p>$397,37</text:p>
          </table:table-cell>
          <table:table-cell table:style-name="ce15" table:formula="of:=[.G2]/1.14" office:value-type="currency" office:currency="EUR" office:value="348.573494535467">
            <text:p>348,5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12.497325979237">
            <text:p>$312,50</text:p>
          </table:table-cell>
          <table:table-cell table:style-name="ce7" table:formula="of:=[.F3]-[.B3]/[.B4]" office:value-type="currency" office:currency="USD" office:value="312.497325979237">
            <text:p>$312,50</text:p>
          </table:table-cell>
          <table:table-cell table:style-name="ce16" table:formula="of:=[.G3]/1.14" office:value-type="currency" office:currency="EUR" office:value="274.120461385296">
            <text:p>274,1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71.767191462233">
            <text:p>271,7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2">
            <text:p>0,05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14.207229626585">
            <text:p>$214,21</text:p>
          </table:table-cell>
          <table:table-cell table:style-name="ce14" table:formula="of:=[.F4]-[.B3]/[.B4]" office:value-type="currency" office:currency="USD" office:value="214.207229626585">
            <text:p>$214,21</text:p>
          </table:table-cell>
          <table:table-cell table:style-name="ce17" table:formula="of:=[.G4]/1.14" office:value-type="currency" office:currency="EUR" office:value="187.901078619811">
            <text:p>187,9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7.98">
            <text:p>$17,9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8.99">
            <text:p>$8,99</text:p>
          </table:table-cell>
          <table:table-cell table:style-name="ce5"/>
          <table:table-cell table:style-name="ce5" table:formula="of:=[.B8]/(1+[.D2])^(1/4)" office:value-type="currency" office:currency="USD" office:value="8.83921601265177">
            <text:p>$8,84</text:p>
          </table:table-cell>
          <table:table-cell table:style-name="ce7" table:formula="of:=[.B5]/2" office:value-type="currency" office:currency="USD" office:value="8.99">
            <text:p>$8,99</text:p>
          </table:table-cell>
          <table:table-cell table:style-name="ce7"/>
          <table:table-cell table:style-name="ce7" table:formula="of:=[.E8]/(1+[.D3])^(1/4)" office:value-type="currency" office:currency="USD" office:value="8.80850605452777">
            <text:p>$8,81</text:p>
          </table:table-cell>
          <table:table-cell table:style-name="ce8" table:formula="of:=[.B5]/2" office:value-type="currency" office:currency="USD" office:value="8.99">
            <text:p>$8,99</text:p>
          </table:table-cell>
          <table:table-cell table:style-name="ce8"/>
          <table:table-cell table:style-name="ce8" table:formula="of:=[.H8]/(1+[.D4])^(1/4)" office:value-type="currency" office:currency="USD" office:value="8.77832226619003">
            <text:p>$8,7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8.3396">
            <text:p>$18,34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17.1398130841121">
            <text:p>$17,14</text:p>
          </table:table-cell>
          <table:table-cell table:formula="of:=[.B5]*(1+[.F9])" office:value-type="currency" office:currency="USD" office:value="17.98">
            <text:p>$17,98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USD" office:value="16.5714285714286">
            <text:p>$16,57</text:p>
          </table:table-cell>
          <table:table-cell table:formula="of:=[.B5]*(1+[.I9])" office:value-type="currency" office:currency="USD" office:value="17.6204">
            <text:p>$17,62</text:p>
          </table:table-cell>
          <table:table-cell office:value-type="percentage" office:value="-0.02">
            <text:p>-2,00%</text:p>
          </table:table-cell>
          <table:table-cell table:formula="of:=[.H9]/(1+[.$D$4])^[.A9]" office:value-type="currency" office:currency="USD" office:value="16.0185454545455">
            <text:p>$16,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9.990164">
            <text:p>$19,99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7.4601834221329">
            <text:p>$17,46</text:p>
          </table:table-cell>
          <table:table-cell table:formula="of:=[.E9]*(1+[.F10])" office:value-type="currency" office:currency="USD" office:value="19.2386">
            <text:p>$19,24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6.3423304805793">
            <text:p>$16,34</text:p>
          </table:table-cell>
          <table:table-cell table:formula="of:=[.H9]*(1+[.I10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14.5623140495868">
            <text:p>$14,5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18957384">
            <text:p>$21,19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17.2970041378139">
            <text:p>$17,30</text:p>
          </table:table-cell>
          <table:table-cell table:formula="of:=[.E10]*(1+[.F11])" office:value-type="currency" office:currency="USD" office:value="20.008144">
            <text:p>$20,01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15.6645379721682">
            <text:p>$15,66</text:p>
          </table:table-cell>
          <table:table-cell table:formula="of:=[.H10]*(1+[.I11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3.2384673178062">
            <text:p>$13,2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4609482704">
            <text:p>$22,46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7.1353498935353">
            <text:p>$17,14</text:p>
          </table:table-cell>
          <table:table-cell table:formula="of:=[.E11]*(1+[.F12])" office:value-type="currency" office:currency="USD" office:value="20.80846976">
            <text:p>$20,81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5.0148566737834">
            <text:p>$15,01</text:p>
          </table:table-cell>
          <table:table-cell table:formula="of:=[.H11]*(1+[.I12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2.0349702889147">
            <text:p>$12,0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3.808605166624">
            <text:p>$23,81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16.9752064365864">
            <text:p>$16,98</text:p>
          </table:table-cell>
          <table:table-cell table:formula="of:=[.E12]*(1+[.F13])" office:value-type="currency" office:currency="USD" office:value="21.6408085504">
            <text:p>$21,64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4.3921206827048">
            <text:p>$14,39</text:p>
          </table:table-cell>
          <table:table-cell table:formula="of:=[.H12]*(1+[.I13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0.9408820808315">
            <text:p>$10,9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5.2371214766214">
            <text:p>$25,24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6.8165596474594">
            <text:p>$16,82</text:p>
          </table:table-cell>
          <table:table-cell table:formula="of:=[.E13]*(1+[.F14])" office:value-type="currency" office:currency="USD" office:value="22.506440892416">
            <text:p>$22,5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3.7952124516249">
            <text:p>$13,80</text:p>
          </table:table-cell>
          <table:table-cell table:formula="of:=[.H13]*(1+[.I14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9.94625643711958">
            <text:p>$9,9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6.7513487652187">
            <text:p>$26,75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6.6593955386046">
            <text:p>$16,66</text:p>
          </table:table-cell>
          <table:table-cell table:formula="of:=[.E14]*(1+[.F15])" office:value-type="currency" office:currency="USD" office:value="23.4066985281126">
            <text:p>$23,41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3.2230607831243">
            <text:p>$13,22</text:p>
          </table:table-cell>
          <table:table-cell table:formula="of:=[.H14]*(1+[.I15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9.04205130647234">
            <text:p>$9,0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7.8214027158275">
            <text:p>$27,82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6.1923096823821">
            <text:p>$16,19</text:p>
          </table:table-cell>
          <table:table-cell table:formula="of:=[.E15]*(1+[.F16])" office:value-type="currency" office:currency="USD" office:value="24.108899483956">
            <text:p>$24,11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12.5527673793714">
            <text:p>$12,55</text:p>
          </table:table-cell>
          <table:table-cell table:formula="of:=[.H15]*(1+[.I16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8.22004664224758">
            <text:p>$8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8.9342588244606">
            <text:p>$28,93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5.7383196912873">
            <text:p>$15,74</text:p>
          </table:table-cell>
          <table:table-cell table:formula="of:=[.E16]*(1+[.F17])" office:value-type="currency" office:currency="USD" office:value="24.8321664684747">
            <text:p>$24,83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1.9164519822605">
            <text:p>$11,92</text:p>
          </table:table-cell>
          <table:table-cell table:formula="of:=[.H16]*(1+[.I17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7.47276967477053">
            <text:p>$7,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0.091629177439">
            <text:p>$30,09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5.2970583915315">
            <text:p>$15,30</text:p>
          </table:table-cell>
          <table:table-cell table:formula="of:=[.E17]*(1+[.F18])" office:value-type="currency" office:currency="USD" office:value="25.5771314625289">
            <text:p>$25,5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1.3123922043578">
            <text:p>$11,31</text:p>
          </table:table-cell>
          <table:table-cell table:formula="of:=[.H17]*(1+[.I18])" office:value-type="currency" office:currency="USD" office:value="17.6204">
            <text:p>$17,6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6.79342697706412">
            <text:p>$6,7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75.550415938097">
            <text:p>$175,55</text:p>
          </table:table-cell>
          <table:table-cell/>
          <table:table-cell table:style-name="ce7"/>
          <table:table-cell table:formula="of:=SUM([.G8:.G18])" office:value-type="currency" office:currency="USD" office:value="149.593665235931">
            <text:p>$149,59</text:p>
          </table:table-cell>
          <table:table-cell/>
          <table:table-cell table:style-name="ce8"/>
          <table:table-cell table:formula="of:=SUM([.J8:.J18])" office:value-type="currency" office:currency="USD" office:value="117.048052495549">
            <text:p>$117,0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51.374437661585">
            <text:p>$451,37</text:p>
          </table:table-cell>
          <table:table-cell table:style-name="ce5"/>
          <table:table-cell table:formula="of:=[.B20]/(1+[.D2])^([.A18]+1/2)" office:value-type="currency" office:currency="USD" office:value="221.823367832336">
            <text:p>$221,82</text:p>
          </table:table-cell>
          <table:table-cell table:formula="of:=[.E18]*[.D5]" office:value-type="currency" office:currency="USD" office:value="383.656971937934">
            <text:p>$383,66</text:p>
          </table:table-cell>
          <table:table-cell table:style-name="ce7"/>
          <table:table-cell table:formula="of:=[.E20]/(1+[.D3])^([.A18]+1/2)" office:value-type="currency" office:currency="USD" office:value="162.903660743306">
            <text:p>$162,90</text:p>
          </table:table-cell>
          <table:table-cell table:formula="of:=[.H18]*[.D5]" office:value-type="currency" office:currency="USD" office:value="264.306">
            <text:p>$264,31</text:p>
          </table:table-cell>
          <table:table-cell table:style-name="ce8"/>
          <table:table-cell table:formula="of:=[.H20]/(1+[.D4])^([.A18]+1/2)" office:value-type="currency" office:currency="USD" office:value="97.1591771310361">
            <text:p>$97,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3.04.2022</text:date>, <text:time>17:47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3T17:47:57.14</dc:date>
    <dc:creator>aaa </dc:creator>
    <meta:editing-duration>P3DT4H41M10S</meta:editing-duration>
    <meta:editing-cycles>60</meta:editing-cycles>
    <meta:generator>OpenOffice/4.1.5$Win32 OpenOffice.org_project/415m1$Build-9789</meta:generator>
    <meta:document-statistic meta:table-count="5" meta:cell-count="691" meta:object-count="0"/>
  </office:meta>
</office:document-meta>
</file>